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text-properties officeooo:rsid="001be68f" officeooo:paragraph-rsid="001be6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ar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fo:font-size="14pt" style:font-name-asian="文鼎PL中楷Uni" style:font-family-asian="文鼎PL中楷Uni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" fo:font-family="Times"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TualatriX</meta:initial-creator>
    <meta:creation-date>2008-02-15T12:08:28</meta:creation-date>
    <meta:editing-cycles>1</meta:editing-cycles>
    <meta:editing-duration>PT8S</meta:editing-duration>
    <dc:date>2015-09-20T17:54:36.767003174</dc:date>
    <dc:creator>Luis Angel</dc:creator>
    <meta:document-statistic meta:table-count="0" meta:image-count="0" meta:object-count="0" meta:page-count="1" meta:paragraph-count="1" meta:word-count="2" meta:character-count="6" meta:non-whitespace-character-count="5"/>
    <meta:user-defined meta:name="Info 1"/>
    <meta:user-defined meta:name="Info 2"/>
    <meta:user-defined meta:name="Info 3"/>
    <meta:user-defined meta:name="Info 4"/>
  </office:meta>
</office:document-meta>
</file>